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1.88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20.25mm"/>
    </style:style>
    <style:style style:name="co5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Bei den hier beschriebenen Berechtigungen handelt es sich um die generellen Einstellungen in myWMS-LO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inzelne Dialoge oder Erweiterungen können davon abweichen (siehe Detailbeschreibung der Dialoge).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Aktionen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 <text:s/>= <text:s/>lesen ( Öffnen der Dialoge in Entity-Explorer. Selektionen und Filter sind verfügbar 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 <text:s/>= <text:s/>schreiben ( Aktivierung der Funktionen für Erzeugen, Ändern und Löschen im Entity-Explorer 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 <text:s/>= <text:s/>ausführen. Benutzung der operativen Dialoge oder Funktionen in Kontextmenüs</text:p>
          </table:table-cell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 calcext:value-type="string">
            <text:p>Rol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learing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Fenster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vis erzeuge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areneingan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A-Auftrag aufgebe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A-Auftrag zusammenstelle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ergeld erfass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ienstleistung (VAS)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Klärungsfäl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Aktionen: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Chargen sperren / entsperr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mbuchunge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enge änder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Berichte/Extras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standsspieg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Lagergeldreport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Zählaufträge erzeuge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Entity-Explorer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stem</text:p>
          </table:table-cell>
          <table:table-cell office:value-type="string" calcext:value-type="string">
            <text:p>r w x</text:p>
          </table:table-cell>
          <table:table-cell/>
          <table:table-cell table:number-columns-repeated="3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tammdaten Lager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tammdaten Artikel</text:p>
          </table:table-cell>
          <table:table-cell office:value-type="string" calcext:value-type="string">
            <text:p>r w x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tammdaten Strategien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w x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tammdaten Lagergeld</text:p>
          </table:table-cell>
          <table:table-cell office:value-type="string" calcext:value-type="string">
            <text:p>r w 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tammdaten Staplersteuerung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w x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tammdaten VAS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w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Bestandsdaten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Bewegungsdaten Lagereinheiten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Bewegungsdaten Ladehilfsmittel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Bewegungsdaten Sonstige</text:p>
          </table:table-cell>
          <table:table-cell office:value-type="string" calcext:value-type="string">
            <text:p>r w x</text:p>
          </table:table-cell>
          <table:table-cell/>
          <table:table-cell table:number-columns-repeated="2"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Wareneingang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Warenausgang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Interne Aufträge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Dokumente</text:p>
          </table:table-cell>
          <table:table-cell office:value-type="string" calcext:value-type="string">
            <text:p>r w 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x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Mobil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le Prozess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 fo:font-style="normal" fo:font-weight="bold"/>
    </style:style>
  </office:automatic-styles>
  <office:master-styles>
    <style:master-page style:name="Default" style:page-layout-name="Mpm1">
      <style:header>
        <style:region-left>
          <text:p><text:span text:style-name="MT1">LOS Rollen</text:span></text:p>
        </style:region-lef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11:19:41.7120402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0T16:41:14</meta:creation-date>
    <dc:date>2013-11-22T12:36:59</dc:date>
    <meta:editing-duration>PT23H09M24S</meta:editing-duration>
    <meta:editing-cycles>31</meta:editing-cycles>
    <meta:generator>LibreOffice/6.2.7.1$Linux_X86_64 LibreOffice_project/20$Build-1</meta:generator>
    <dc:creator>Matthias Krane</dc:creator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